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JobScheduler.addJob( final String name , final JobDataMap jobDataMap , final Trigger trigger , final boolean canRunConcurrently , final Parameters params , final Map objec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QuartzThreadPool.QuartzThreadPool( final ThreadPool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artzJobSchedul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ThreadPool.runInThread( final Runnable jo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artzJobScheduler.fireJob( final String jobro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artzJobScheduler.createThreadPool( final Configuration pool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QuartzJobScheduler.getJobSchedulerEntry( String job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artzJobScheduler.initDataMap( JobDataMap jobDataMap , String jobName , boolean concurent , Parameters params , Map objec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QuartzJobScheduler.createJob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.fireJob( final Object job , final Parameters params , final Map objec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artzJobSchedul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artzJobScheduler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uartzJobScheduler.createJobStore( String instanceName , String instanceID , final Configuration configura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QuartzJobScheduler.service(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ThreadPoo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uartzJobScheduler.fireJobAt( final Date date , final String name , final Object job , final Parameters params , final Map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artzJobScheduler.addJob( final String name , final Object job , final String cronSpec , final boolean canRunConcurrently , final Parameters params , final Map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artzJobScheduler.createJobDetail( String name , JobDataMap jobData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artzJobScheduler.removeJob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artzJobScheduler.addJob( final String name , final JobDataMap jobDataMap , final Date date , final boolean canRunConcurrently , final Parameters params , final Map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artzJobSchedul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QuartzJobSchedul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.createTriggers( final Configuration [ ] trigg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QuartzJobScheduler.addJob( final String name , final String jobrole , final String cronSpec , final boolean canRunConcurrently , final Parameters params , final Map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artzJobScheduler.addJob( final String name , final JobDataMap jobDataMap , final String cronSpec , final boolean canRunConcurrently , final Parameters params , final Map objec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artzJobScheduler.fireJobAt( final Date date , final String name , final String jobrole , final Parameters params , final Map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artzJobScheduler.fireJob( final Object j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ThreadPool.get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.addJob( final String name , final Object job , final String cronSpec , final boolean canRunConcurrentl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artzThreadPool.shutdown( final boolean waitForJobsToComp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.getJob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artzJobScheduler.fireJobAt( final Date date , final String name , final Object j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.addPeriodicJob( String name , String jobrole , long period , boolean canRunConcurrently , Parameters params , Map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artzJobScheduler.fireJob( final String name , final Object job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QuartzJobScheduler.addPeriodicJob( String name , Object job , long period , boolean canRunConcurrently , Parameters params , Map objec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artzJobScheduler.fireJobAt( final Date date , final String name , final String job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.fireJob( final String jobrole , final Parameters params , final Map objec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artzJobScheduler.configure( final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.addJob( final String name , final String jobrole , final String cronSpec , final boolean canRunConcurrent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